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746cm"/>
    </style:style>
    <style:style style:name="pr3" style:family="presentation" style:parent-style-name="Padrão-title">
      <style:graphic-properties fo:min-height="1.273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0.802cm"/>
    </style:style>
    <style:style style:name="pr7" style:family="presentation" style:parent-style-name="Padrão-title">
      <style:graphic-properties fo:min-height="2.545cm"/>
    </style:style>
    <style:style style:name="pr8" style:family="presentation" style:parent-style-name="Padrão-title">
      <style:graphic-properties fo:min-height="0.414cm"/>
    </style:style>
    <style:style style:name="pr9" style:family="presentation" style:parent-style-name="Padrão-title">
      <style:graphic-properties fo:min-height="1.591cm"/>
    </style:style>
    <style:style style:name="pr10" style:family="presentation" style:parent-style-name="Padrão-title">
      <style:graphic-properties fo:min-height="0.535cm"/>
    </style:style>
    <style:style style:name="pr11" style:family="presentation" style:parent-style-name="Padrão-title">
      <style:graphic-properties fo:min-height="2.457cm"/>
    </style:style>
    <style:style style:name="pr12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fo:color="#0066b3"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8pt"/>
    </style:style>
    <style:style style:name="P8" style:family="paragraph">
      <style:paragraph-properties fo:line-height="115%" fo:text-align="start">
        <style:tab-stops/>
      </style:paragraph-properties>
    </style:style>
    <style:style style:name="P9" style:family="paragraph">
      <style:paragraph-properties fo:line-height="115%" fo:text-align="start">
        <style:tab-stops/>
      </style:paragraph-properties>
      <style:text-properties style:font-name="Arial1" fo:font-size="8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4.2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3.4cm" svg:x2="13.6cm" svg:y2="4.3cm">
          <text:p/>
        </draw:line>
        <draw:custom-shape draw:style-name="gr1" draw:text-style-name="P2" xml:id="id2" draw:id="id2" draw:layer="layout" svg:width="1.21cm" svg:height="1.093cm" svg:x="13.38cm" svg:y="6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5.293cm" svg:x2="14cm" svg:y2="6.3cm">
          <text:p/>
        </draw:line>
        <draw:frame presentation:style-name="pr1" draw:text-style-name="P4" draw:layer="layout" svg:width="1.599cm" svg:height="0.357cm" svg:x="12.1cm" svg:y="3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3.5cm" svg:height="1.746cm" svg:x="14.7cm" svg:y="3.853cm" presentation:class="title" presentation:user-transformed="true">
          <draw:text-box>
            <text:p text:style-name="P5"><text:span text:style-name="T3">rsttime ← 1; etime ← 0;</text:span><text:span text:style-name="T3"><text:line-break/></text:span><text:span text:style-name="T3">eNS ← 1; cMuxNS ← 0;</text:span><text:span text:style-name="T3"><text:line-break/></text:span><text:span text:style-name="T3">eEW ← 1; cMuxEW ← 2;</text:span><text:span text:style-name="T3"><text:line-break/></text:span><text:span text:style-name="T3">eP ← 1; cMuxP ← 1;</text:span><text:span text:style-name="T3"><text:line-break/></text:span><text:span text:style-name="T3">rstcktimer ← 0;</text:span></text:p>
          </draw:text-box>
        </draw:frame>
        <draw:frame presentation:style-name="pr3" draw:text-style-name="P7" draw:layer="layout" svg:width="3.093cm" svg:height="1.273cm" svg:x="14.707cm" svg:y="9.881cm" presentation:class="title" presentation:user-transformed="true">
          <draw:text-box>
            <text:p text:style-name="P5"><text:span text:style-name="T3">rsttime ← 0; etime ← 1;</text:span><text:span text:style-name="T3"><text:line-break/></text:span><text:span text:style-name="T3">eNS ← 0; eEW ← 0;</text:span><text:span text:style-name="T3"><text:line-break/></text:span><text:span text:style-name="T3">eP ← 0;</text:span></text:p>
          </draw:text-box>
        </draw:frame>
        <draw:custom-shape draw:style-name="gr1" draw:text-style-name="P2" xml:id="id1" draw:id="id1" draw:layer="layout" svg:width="1.21cm" svg:height="1.093cm" svg:x="13.39cm" svg:y="10.0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7.6cm" svg:y="7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10.554cm" svg:x2="13.38cm" svg:y2="6.847cm" draw:start-shape="id1" draw:start-glue-point="6" draw:end-shape="id2" draw:end-glue-point="6" svg:d="M13390 10554c-493 0-488-3707-10-3707" svg:viewBox="0 0 370 3708">
          <text:p/>
        </draw:connector>
        <draw:frame presentation:style-name="pr4" draw:text-style-name="P7" draw:layer="layout" svg:width="0.6cm" svg:height="0.386cm" svg:x="15.8cm" svg:y="6.5cm" presentation:class="title" presentation:user-transformed="true">
          <draw:text-box>
            <text:p text:style-name="P5"><text:span text:style-name="T4">s45</text:span></text:p>
          </draw:text-box>
        </draw:frame>
        <draw:connector draw:style-name="gr2" draw:text-style-name="P3" draw:layer="layout" draw:type="curve" draw:line-skew="0.094cm" svg:x1="18.205cm" svg:y1="8.493cm" svg:x2="13.995cm" svg:y2="11.1cm" draw:start-shape="id3" draw:start-glue-point="8" draw:end-shape="id1" draw:end-glue-point="8" svg:d="M18205 8493c0 4803-4210 3499-4210 2607" svg:viewBox="0 0 4211 3469">
          <text:p/>
        </draw:connector>
        <draw:custom-shape draw:style-name="gr1" draw:text-style-name="P2" xml:id="id4" draw:id="id4" draw:layer="layout" svg:width="1.21cm" svg:height="1.093cm" svg:x="20.6cm" svg:y="8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13cm" svg:y1="6.46cm" svg:x2="21.205cm" svg:y2="8.6cm" draw:start-shape="id2" draw:start-glue-point="11" draw:end-shape="id4" draw:end-glue-point="4" svg:d="M14413 6460c0-126 6792-1196 6792 2140" svg:viewBox="0 0 6793 2403">
          <text:p/>
        </draw:connector>
        <draw:frame presentation:style-name="pr5" draw:text-style-name="P7" draw:layer="layout" svg:width="0.6cm" svg:height="0.505cm" svg:x="17.2cm" svg:y="5.7cm" presentation:class="title" presentation:user-transformed="true">
          <draw:text-box>
            <text:p text:style-name="P5"><text:span text:style-name="T4">s55</text:span></text:p>
          </draw:text-box>
        </draw:frame>
        <draw:frame presentation:style-name="pr3" draw:text-style-name="P7" draw:layer="layout" svg:width="2.11cm" svg:height="1.273cm" svg:x="18.89cm" svg:y="7.327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cMuxNS ← 1;</text:span><text:span text:style-name="T3"><text:line-break/></text:span><text:span text:style-name="T3">eEW ← 0;</text:span><text:span text:style-name="T3"><text:line-break/></text:span><text:span text:style-name="T3">eP ← 0;</text:span></text:p>
          </draw:text-box>
        </draw:frame>
        <draw:connector draw:style-name="gr2" draw:text-style-name="P3" draw:layer="layout" draw:type="curve" draw:line-skew="0.569cm" svg:x1="21.205cm" svg:y1="9.693cm" svg:x2="13.995cm" svg:y2="11.1cm" draw:start-shape="id4" draw:start-glue-point="8" draw:end-shape="id1" draw:end-glue-point="8" svg:d="M21205 9693c0 3715-7210 3012-7210 1407" svg:viewBox="0 0 7211 2708">
          <text:p/>
        </draw:connector>
        <draw:custom-shape draw:style-name="gr1" draw:text-style-name="P2" xml:id="id5" draw:id="id5" draw:layer="layout" svg:width="1.21cm" svg:height="1.093cm" svg:x="23.61cm" svg:y="9.7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85cm" svg:y1="7.393cm" svg:x2="13.995cm" svg:y2="10.007cm" draw:start-shape="id2" draw:start-glue-point="8" draw:end-shape="id1" draw:end-glue-point="4" svg:d="M13985 7393c0 1960 10 654 10 2614" svg:viewBox="0 0 11 2615">
          <text:p/>
        </draw:connector>
        <draw:connector draw:style-name="gr2" draw:text-style-name="P3" draw:layer="layout" draw:type="curve" svg:x1="14.59cm" svg:y1="6.847cm" svg:x2="17.777cm" svg:y2="7.56cm" draw:start-shape="id2" draw:start-glue-point="10" draw:end-shape="id3" draw:end-glue-point="5" svg:d="M14590 6847c2125 0 3187 237 3187 713" svg:viewBox="0 0 3188 714">
          <text:p/>
        </draw:connector>
        <draw:frame presentation:style-name="pr3" draw:text-style-name="P7" draw:layer="layout" svg:width="2.21cm" svg:height="1.273cm" svg:x="21.9cm" svg:y="8.482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NS ← 0;</text:span><text:span text:style-name="T3"><text:line-break/></text:span><text:span text:style-name="T3">eP ← 0;</text:span><text:span text:style-name="T3"><text:line-break/></text:span><text:span text:style-name="T3">cMuxEW ← 0;</text:span></text:p>
          </draw:text-box>
        </draw:frame>
        <draw:connector draw:style-name="gr2" draw:text-style-name="P3" draw:layer="layout" draw:type="curve" draw:line-skew="-0.064cm" svg:x1="14.413cm" svg:y1="6.46cm" svg:x2="24.215cm" svg:y2="9.763cm" draw:start-shape="id2" draw:start-glue-point="11" draw:end-shape="id5" draw:end-glue-point="4" svg:d="M14413 6460c0-1089 9802-2740 9802 3303" svg:viewBox="0 0 9803 4365">
          <text:p/>
        </draw:connector>
        <draw:frame presentation:style-name="pr3" draw:text-style-name="P7" draw:layer="layout" svg:width="1.9cm" svg:height="1.273cm" svg:x="24.9cm" svg:y="9.664cm" presentation:class="title" presentation:user-transformed="true">
          <draw:text-box>
            <text:p text:style-name="P5"><text:span text:style-name="T3">eP ← 1;</text:span><text:span text:style-name="T3"><text:line-break/></text:span><text:span text:style-name="T3">eEW ← 0;</text:span><text:span text:style-name="T3"><text:line-break/></text:span><text:span text:style-name="T3">eNS ← 0;</text:span><text:span text:style-name="T3"><text:line-break/></text:span><text:span text:style-name="T3">cMuxP ← 0;</text:span></text:p>
          </draw:text-box>
        </draw:frame>
        <draw:frame presentation:style-name="pr6" draw:text-style-name="P7" draw:layer="layout" svg:width="1.2cm" svg:height="0.955cm" svg:x="11.6cm" svg:y="5.969cm" presentation:class="title" presentation:user-transformed="true">
          <draw:text-box>
            <text:p text:style-name="P5"><text:span text:style-name="T4">(s50) v </text:span><text:span text:style-name="T4"><text:line-break/></text:span><text:span text:style-name="T4">(s105) v</text:span><text:span text:style-name="T4"><text:line-break/></text:span><text:span text:style-name="T4">(s135)</text:span></text:p>
          </draw:text-box>
        </draw:frame>
        <draw:connector draw:style-name="gr2" draw:text-style-name="P3" draw:layer="layout" draw:type="curve" draw:line-skew="1.019cm" svg:x1="24.215cm" svg:y1="10.856cm" svg:x2="13.995cm" svg:y2="11.1cm" draw:start-shape="id5" draw:start-glue-point="8" draw:end-shape="id1" draw:end-glue-point="8" svg:d="M24215 10856c0 2646-10220 2524-10220 244" svg:viewBox="0 0 10221 1971">
          <text:p/>
        </draw:connector>
        <draw:custom-shape draw:style-name="gr1" draw:text-style-name="P2" xml:id="id6" draw:id="id6" draw:layer="layout" svg:width="1.21cm" svg:height="1.093cm" svg:x="9.101cm" svg:y="7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6.391cm" svg:y="8.3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.706cm" svg:y1="8.493cm" svg:x2="13.995cm" svg:y2="11.1cm" draw:start-shape="id6" draw:start-glue-point="8" draw:end-shape="id1" draw:end-glue-point="8" svg:d="M9706 8493c0 4662 4289 3358 4289 2607" svg:viewBox="0 0 4290 3365">
          <text:p/>
        </draw:connector>
        <draw:connector draw:style-name="gr2" draw:text-style-name="P3" draw:layer="layout" draw:type="curve" draw:line-skew="0.522cm" svg:x1="6.996cm" svg:y1="9.393cm" svg:x2="13.995cm" svg:y2="11.1cm" draw:start-shape="id7" draw:start-glue-point="8" draw:end-shape="id1" draw:end-glue-point="8" svg:d="M6996 9393c0 4095 6999 3241 6999 1707" svg:viewBox="0 0 7000 2978">
          <text:p/>
        </draw:connector>
        <draw:connector draw:style-name="gr2" draw:text-style-name="P3" draw:layer="layout" draw:type="curve" svg:x1="13.38cm" svg:y1="6.847cm" svg:x2="10.134cm" svg:y2="7.56cm" draw:start-shape="id2" draw:start-glue-point="6" draw:end-shape="id6" draw:end-glue-point="11" svg:d="M13380 6847c-2164 0-3246 237-3246 713" svg:viewBox="0 0 3247 714">
          <text:p/>
        </draw:connector>
        <draw:connector draw:style-name="gr2" draw:text-style-name="P3" draw:layer="layout" draw:type="curve" draw:line-skew="-0.046cm" svg:x1="13.557cm" svg:y1="6.46cm" svg:x2="6.996cm" svg:y2="8.3cm" draw:start-shape="id2" draw:start-glue-point="5" draw:end-shape="id7" svg:d="M13557 6460c0-1062-6561-1982-6561 1840" svg:viewBox="0 0 6562 2769">
          <text:p/>
        </draw:connector>
        <draw:frame presentation:style-name="pr7" draw:text-style-name="P7" draw:layer="layout" svg:width="2.421cm" svg:height="2.545cm" svg:x="10.4cm" svg:y="7.214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cMuxNS ← 2;</text:span><text:span text:style-name="T3"><text:line-break/></text:span><text:span text:style-name="T3">eEW ← 1;</text:span><text:span text:style-name="T3"><text:line-break/></text:span><text:span text:style-name="T3">cMuxEW ← 2;</text:span><text:span text:style-name="T3"><text:line-break/></text:span><text:span text:style-name="T3">eP ← 1;</text:span><text:span text:style-name="T3"><text:line-break/></text:span><text:span text:style-name="T3">cMuxP ← 1;</text:span></text:p>
          </draw:text-box>
        </draw:frame>
        <draw:frame presentation:style-name="pr8" draw:text-style-name="P7" draw:layer="layout" svg:width="0.9cm" svg:height="0.414cm" svg:x="9.5cm" svg:y="5.186cm" presentation:class="title" presentation:user-transformed="true">
          <draw:text-box>
            <text:p text:style-name="P5"><text:span text:style-name="T4">s100</text:span></text:p>
          </draw:text-box>
        </draw:frame>
        <draw:frame presentation:style-name="pr9" draw:text-style-name="P7" draw:layer="layout" svg:width="2.31cm" svg:height="1.591cm" svg:x="7.69cm" svg:y="8.024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P ← 0;</text:span><text:span text:style-name="T3"><text:line-break/></text:span><text:span text:style-name="T3">eNS ← 0;</text:span><text:span text:style-name="T3"><text:line-break/></text:span><text:span text:style-name="T3">cMuxEW ← 1;</text:span></text:p>
          </draw:text-box>
        </draw:frame>
        <draw:frame presentation:style-name="pr10" draw:text-style-name="P7" draw:layer="layout" svg:width="0.7cm" svg:height="0.535cm" svg:x="18.7cm" svg:y="4.886cm" presentation:class="title" presentation:user-transformed="true">
          <draw:text-box>
            <text:p text:style-name="P5"><text:span text:style-name="T4">s110</text:span></text:p>
          </draw:text-box>
        </draw:frame>
        <draw:custom-shape draw:style-name="gr1" draw:text-style-name="P2" xml:id="id8" draw:id="id8" draw:layer="layout" svg:width="1.21cm" svg:height="1.093cm" svg:x="3.901cm" svg:y="9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557cm" svg:y1="6.46cm" svg:x2="4.506cm" svg:y2="9.863cm" draw:start-shape="id2" draw:start-glue-point="5" draw:end-shape="id8" draw:end-glue-point="4" svg:d="M13557 6460c0-1905-9051-3606-9051 3403" svg:viewBox="0 0 9052 5077">
          <text:p/>
        </draw:connector>
        <draw:frame presentation:style-name="pr10" draw:text-style-name="P7" draw:layer="layout" svg:width="0.8cm" svg:height="0.535cm" svg:x="9.4cm" svg:y="4.287cm" presentation:class="title" presentation:user-transformed="true">
          <draw:text-box>
            <text:p text:style-name="P5"><text:span text:style-name="T4">s140</text:span></text:p>
          </draw:text-box>
        </draw:frame>
        <draw:connector draw:style-name="gr2" draw:text-style-name="P3" draw:layer="layout" draw:type="curve" draw:line-skew="1.023cm" svg:x1="4.506cm" svg:y1="10.956cm" svg:x2="13.995cm" svg:y2="11.1cm" draw:start-shape="id8" draw:start-glue-point="8" draw:end-shape="id1" draw:end-glue-point="8" svg:d="M4506 10956c0 2502 9489 2430 9489 144" svg:viewBox="0 0 9490 1869">
          <text:p/>
        </draw:connector>
        <draw:frame presentation:style-name="pr9" draw:text-style-name="P7" draw:layer="layout" svg:width="2.2cm" svg:height="1.591cm" svg:x="5.2cm" svg:y="9.725cm" presentation:class="title" presentation:user-transformed="true">
          <draw:text-box>
            <text:p text:style-name="P5"><text:span text:style-name="T3">rsttime ← 1;</text:span><text:span text:style-name="T3"><text:line-break/></text:span><text:span text:style-name="T3">eNS ← 1;</text:span><text:span text:style-name="T3"><text:line-break/></text:span><text:span text:style-name="T3">eEW ← 0; </text:span><text:span text:style-name="T3"><text:line-break/></text:span><text:span text:style-name="T3">eP ← 0;</text:span><text:span text:style-name="T3"><text:line-break/></text:span><text:span text:style-name="T3">cMuxNS ← 0;</text:span></text:p>
          </draw:text-box>
        </draw:frame>
        <draw:frame presentation:style-name="pr11" draw:text-style-name="P9" draw:layer="layout" svg:width="2.187cm" svg:height="2.457cm" svg:x="14.213cm" svg:y="7.143cm" presentation:class="title" presentation:user-transformed="true">
          <draw:text-box>
            <text:p text:style-name="P8"><text:span text:style-name="T4">⌝</text:span><text:span text:style-name="T4">((s45) ^ (s50) ^</text:span><text:span text:style-name="T4"><text:line-break/></text:span><text:span text:style-name="T4">(s55) ^ (s100) ^ (s105) ^ (s110) ^ (s135) ^ <text:s/>(s140)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10-03T16:11:30.237541484</dc:date>
    <meta:editing-duration>PT1H13M1S</meta:editing-duration>
    <meta:editing-cycles>13</meta:editing-cycles>
    <meta:generator>LibreOffice/6.0.6.2$Linux_X86_64 LibreOffice_project/00m0$Build-2</meta:generator>
    <meta:document-statistic meta:object-count="64"/>
  </office:meta>
</office:document-meta>
</file>